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9/2022<text:bookmark-end text:name="Text14"/></text:p>
            <text:p text:style-name="Normální">KVOP-25670/2022<text:bookmark-end text:name="Text2"/></text:p>
            <text:p text:style-name="Normální"><text:bookmark-start text:name="Text3"/>14. 04. 2022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L. O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Základnítext">Vážený pane O.,</text:p>
      <text:p text:style-name="Základnítext">dne 11. dubna 2022 byla do Kanceláře veřejného ochránce práv doručena Vaše žádost podle zákona o svobodném přístupu k informacím, kterou<text:s/><text:span text:style-name="Silné">žádáte následující informace</text:span>:</text:p>
      <text:p text:style-name="Základnítext">Zaslání nejnovějšího vydání Sborníku stanovisek veřejného ochránce práv k Vězeňství.</text:p>
      <text:p text:style-name="Základnítext">K Vaší žádosti<text:s/><text:span text:style-name="Silné">poskytuji následující informace</text:span>:</text:p>
      <text:list text:style-name="LFO3_1" text:continue-numbering="true">
        <text:list-item>
          <text:p text:style-name="P17">Sborník stanovisek veřejného ochránce práv Vězeňství II z roku 2019.</text:p>
        </text:list-item>
      </text:list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GAZ6*</text:span></text:p>
        <text:p text:style-name="P12"><text:span text:style-name="T13">KVOPX00CGAZ6</text:span>KVOPX00CGAZ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5T09:42:00Z</meta:creation-date>
    <dc:date>2022-06-15T09:43:00Z</dc:date>
    <meta:print-date>2022-04-14T08:45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87" meta:character-count="605" meta:row-count="4" meta:non-whitespace-character-count="519"/>
  </office:meta>
</office:document-meta>
</file>